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0626in" fo:margin-right="0in" fo:line-height="105%" fo:text-align="center" style:justify-single-word="false" fo:text-indent="0in" style:auto-text-indent="false"/>
    </style:style>
    <style:style style:name="P3" style:family="paragraph" style:parent-style-name="Standard">
      <style:paragraph-properties fo:margin-left="0.0626in" fo:margin-right="0in" fo:orphans="2" fo:widows="2" fo:text-indent="0in" style:auto-text-indent="false"/>
      <style:text-properties fo:color="#38761d"/>
    </style:style>
    <style:style style:name="P4" style:family="paragraph" style:parent-style-name="Standard">
      <style:paragraph-properties fo:margin-left="0.0626in" fo:margin-right="0in" fo:orphans="2" fo:widows="2" fo:text-indent="0in" style:auto-text-indent="false"/>
    </style:style>
    <style:style style:name="P5" style:family="paragraph" style:parent-style-name="Standard">
      <style:paragraph-properties fo:margin-left="0.0626in" fo:margin-right="0in" fo:margin-top="0in" fo:margin-bottom="0in" loext:contextual-spacing="false" fo:line-height="10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098in" fo:margin-right="0.2417in" fo:line-height="93%" fo:text-indent="0in" style:auto-text-indent="false">
        <style:tab-stops>
          <style:tab-stop style:position="0.1874in"/>
          <style:tab-stop style:position="0.311in"/>
        </style:tab-stops>
      </style:paragraph-properties>
    </style:style>
    <style:style style:name="P7" style:family="paragraph" style:parent-style-name="Standard">
      <style:paragraph-properties fo:margin-left="0.0693in" fo:margin-right="0in" fo:line-height="100%" fo:text-indent="0in" style:auto-text-indent="false">
        <style:tab-stops>
          <style:tab-stop style:position="7.5075in" style:type="right"/>
        </style:tab-stops>
      </style:paragraph-properties>
    </style:style>
    <style:style style:name="P8" style:family="paragraph" style:parent-style-name="Standard">
      <style:paragraph-properties fo:margin-left="0.0693in" fo:margin-right="0in" fo:line-height="100%" fo:text-indent="0in" style:auto-text-indent="false">
        <style:tab-stops>
          <style:tab-stop style:position="7.5075in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margin-left="0.0693in" fo:margin-right="0in" fo:line-height="99%" fo:text-indent="0in" style:auto-text-indent="false">
        <style:tab-stops>
          <style:tab-stop style:position="7.5in" style:type="right"/>
        </style:tab-stops>
      </style:paragraph-properties>
      <style:text-properties fo:font-size="10.5pt" fo:font-style="italic" fo:font-weight="bold" style:font-size-asian="10.5pt" style:font-style-asian="italic" style:font-weight-asian="bold" style:font-size-complex="10.5pt"/>
    </style:style>
    <style:style style:name="P10" style:family="paragraph" style:parent-style-name="Standard">
      <style:paragraph-properties fo:margin-left="0.0693in" fo:margin-right="0in" fo:line-height="99%" fo:text-indent="0in" style:auto-text-indent="false">
        <style:tab-stops>
          <style:tab-stop style:position="7.5in" style:type="right"/>
        </style:tab-stops>
      </style:paragraph-properties>
    </style:style>
    <style:style style:name="P11" style:family="paragraph" style:parent-style-name="Standard">
      <style:paragraph-properties fo:margin-left="0.0693in" fo:margin-right="0in" fo:line-height="97%" fo:text-indent="0in" style:auto-text-indent="false">
        <style:tab-stops>
          <style:tab-stop style:position="6.2118in"/>
        </style:tab-stops>
      </style:paragraph-properties>
    </style:style>
    <style:style style:name="P12" style:family="paragraph" style:parent-style-name="Standard">
      <style:paragraph-properties fo:margin-left="0.0693in" fo:margin-right="0in" fo:margin-top="0.0417in" fo:margin-bottom="0in" loext:contextual-spacing="false" fo:line-height="100%" fo:text-indent="0in" style:auto-text-indent="false">
        <style:tab-stops>
          <style:tab-stop style:position="7.5075in" style:type="right"/>
        </style:tab-stops>
      </style:paragraph-properties>
    </style:style>
    <style:style style:name="P13" style:family="paragraph" style:parent-style-name="Standard">
      <style:paragraph-properties fo:margin-left="0.0693in" fo:margin-right="0in" fo:margin-top="0.0417in" fo:margin-bottom="0in" loext:contextual-spacing="false" fo:line-height="100%" fo:text-indent="0in" style:auto-text-indent="false">
        <style:tab-stops>
          <style:tab-stop style:position="7.5in" style:type="right"/>
        </style:tab-stops>
      </style:paragraph-properties>
    </style:style>
    <style:style style:name="P14" style:family="paragraph" style:parent-style-name="Standard">
      <style:paragraph-properties fo:margin-left="0.0693in" fo:margin-right="0in" fo:margin-top="0.0417in" fo:margin-bottom="0in" loext:contextual-spacing="false" fo:line-height="100%" fo:text-indent="0in" style:auto-text-indent="false">
        <style:tab-stops>
          <style:tab-stop style:position="7.5in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15" style:family="paragraph" style:parent-style-name="Standard">
      <style:paragraph-properties fo:margin-left="0.0693in" fo:margin-right="0in" fo:margin-top="0.0417in" fo:margin-bottom="0in" loext:contextual-spacing="false" fo:line-height="100%" fo:text-indent="0in" style:auto-text-indent="false">
        <style:tab-stops>
          <style:tab-stop style:position="7.5in" style:type="right"/>
        </style:tab-stops>
      </style:paragraph-properties>
      <style:text-properties fo:font-size="10.5pt" style:font-size-asian="10.5pt" style:font-size-complex="10.5pt"/>
    </style:style>
    <style:style style:name="P16" style:family="paragraph" style:parent-style-name="Standard" style:list-style-name="WWNum1">
      <style:paragraph-properties fo:margin-left="0.3193in" fo:margin-right="0.2417in" fo:line-height="93%" fo:text-indent="-0.1945in" style:auto-text-indent="false">
        <style:tab-stops>
          <style:tab-stop style:position="0.311in"/>
          <style:tab-stop style:position="0.3118in"/>
        </style:tab-stops>
      </style:paragraph-properties>
    </style:style>
    <style:style style:name="P17" style:family="paragraph" style:parent-style-name="Standard" style:list-style-name="WWNum1">
      <style:paragraph-properties fo:margin-left="0.3193in" fo:margin-right="0.2417in" fo:line-height="93%" fo:text-indent="-0.1945in" style:auto-text-indent="false">
        <style:tab-stops>
          <style:tab-stop style:position="0.3193in"/>
          <style:tab-stop style:position="0.3201in"/>
        </style:tab-stops>
      </style:paragraph-properties>
    </style:style>
    <style:style style:name="P18" style:family="paragraph" style:parent-style-name="Standard">
      <style:paragraph-properties fo:margin-left="1.75in" fo:margin-right="0in" fo:orphans="2" fo:widows="2" fo:text-indent="-1.6874in" style:auto-text-indent="false"/>
      <style:text-properties fo:font-size="10.5pt" style:font-size-asian="10.5pt" style:font-size-complex="10.5pt"/>
    </style:style>
    <style:style style:name="P19" style:family="paragraph" style:parent-style-name="Standard">
      <style:paragraph-properties fo:margin-left="0in" fo:margin-right="0.2417in" fo:line-height="93%" fo:text-indent="0in" style:auto-text-indent="false">
        <style:tab-stops>
          <style:tab-stop style:position="0.311in"/>
          <style:tab-stop style:position="0.3118in"/>
        </style:tab-stops>
      </style:paragraph-properties>
      <style:text-properties fo:font-size="10.5pt" style:font-size-asian="10.5pt" style:font-size-complex="10.5pt"/>
    </style:style>
    <style:style style:name="P20" style:family="paragraph" style:parent-style-name="Heading_20_1">
      <loext:graphic-properties draw:fill="solid" draw:fill-color="#ffffff"/>
      <style:paragraph-properties fo:margin-left="0.0626in" fo:margin-right="0.2417in" fo:margin-top="0in" fo:margin-bottom="0in" loext:contextual-spacing="false" fo:line-height="108%" fo:text-align="start" style:justify-single-word="false" fo:keep-together="auto" fo:orphans="2" fo:widows="2" fo:text-indent="0in" style:auto-text-indent="false" fo:break-before="auto" fo:break-after="auto" fo:background-color="#ffffff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2.2453in"/>
          <style:tab-stop style:position="3.3752in" style:type="center"/>
        </style:tab-stops>
      </style:paragraph-properties>
      <style:text-properties fo:color="#1c75bb" style:text-underline-style="none"/>
    </style:style>
    <style:style style:name="P21" style:family="paragraph" style:parent-style-name="Heading_20_1">
      <loext:graphic-properties draw:fill="solid" draw:fill-color="#ffffff"/>
      <style:paragraph-properties fo:margin-left="0.0626in" fo:margin-right="0.2417in" fo:margin-top="0in" fo:margin-bottom="0in" loext:contextual-spacing="false" fo:line-height="108%" fo:orphans="2" fo:widows="2" fo:text-indent="0in" style:auto-text-indent="false" fo:background-color="#ffffff" fo:padding-left="0in" fo:padding-right="0in" fo:padding-top="0in" fo:padding-bottom="0.0138in" fo:border-left="none" fo:border-right="none" fo:border-top="none" fo:border-bottom="0.51pt solid #000000">
        <style:tab-stops>
          <style:tab-stop style:position="2.2453in"/>
          <style:tab-stop style:position="3.3752in" style:type="center"/>
        </style:tab-stops>
      </style:paragraph-properties>
    </style:style>
    <style:style style:name="P22" style:family="paragraph" style:parent-style-name="Heading_20_1">
      <loext:graphic-properties draw:fill="solid" draw:fill-color="#ffffff"/>
      <style:paragraph-properties fo:margin-left="0.0626in" fo:margin-right="0.2417in" fo:margin-top="0.0835in" fo:margin-bottom="0in" loext:contextual-spacing="false" fo:line-height="100%" fo:orphans="2" fo:widows="2" fo:text-indent="0in" style:auto-text-indent="false" fo:background-color="#ffffff" fo:padding-left="0in" fo:padding-right="0in" fo:padding-top="0in" fo:padding-bottom="0.0138in" fo:border-left="none" fo:border-right="none" fo:border-top="none" fo:border-bottom="0.51pt solid #000000">
        <style:tab-stops>
          <style:tab-stop style:position="2.2453in"/>
          <style:tab-stop style:position="3.3752in" style:type="center"/>
        </style:tab-stops>
      </style:paragraph-properties>
    </style:style>
    <style:style style:name="P23" style:family="paragraph" style:parent-style-name="Heading_20_1">
      <loext:graphic-properties draw:fill="solid" draw:fill-color="#ffffff"/>
      <style:paragraph-properties fo:margin-left="0.0626in" fo:margin-right="0.2417in" fo:margin-top="0.0417in" fo:margin-bottom="0in" loext:contextual-spacing="false" fo:line-height="108%" fo:orphans="2" fo:widows="2" fo:text-indent="0in" style:auto-text-indent="false" fo:background-color="#ffffff" fo:padding-left="0in" fo:padding-right="0in" fo:padding-top="0in" fo:padding-bottom="0.0138in" fo:border-left="none" fo:border-right="none" fo:border-top="none" fo:border-bottom="0.51pt solid #000000">
        <style:tab-stops>
          <style:tab-stop style:position="2.2453in"/>
          <style:tab-stop style:position="3.3752in" style:type="center"/>
        </style:tab-stops>
      </style:paragraph-properties>
    </style:style>
    <style:style style:name="P24" style:family="paragraph" style:parent-style-name="Title" style:master-page-name="Standard">
      <style:paragraph-properties fo:margin-left="0.0626in" fo:margin-right="0in" fo:margin-top="0in" fo:margin-bottom="0in" loext:contextual-spacing="false" fo:line-height="100%" fo:text-indent="0in" style:auto-text-indent="false" style:page-number="1"/>
    </style:style>
    <style:style style:name="P2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8761d" fo:font-size="10pt" style:font-size-asian="10pt" style:font-size-complex="10pt"/>
    </style:style>
    <style:style style:name="T4" style:family="text">
      <style:text-properties fo:color="#38761d" style:text-underline-style="none"/>
    </style:style>
    <style:style style:name="T5" style:family="text">
      <style:text-properties fo:color="#38761d" fo:font-size="10.5pt" style:text-underline-style="none" style:font-size-asian="10.5pt" style:font-size-complex="10.5pt"/>
    </style:style>
    <style:style style:name="T6" style:family="text">
      <style:text-properties fo:color="#38761d" fo:font-size="10.5pt" style:font-size-asian="10.5pt" style:font-size-complex="10.5pt"/>
    </style:style>
    <style:style style:name="T7" style:family="text">
      <style:text-properties fo:color="#38761d" fo:font-size="10.5pt" fo:font-weight="bold" style:font-size-asian="10.5pt" style:font-weight-asian="bold" style:font-size-complex="10.5pt"/>
    </style:style>
    <style:style style:name="T8" style:family="text">
      <style:text-properties fo:color="#38761d" fo:font-weight="bold" style:font-weight-asian="bold"/>
    </style:style>
    <style:style style:name="T9" style:family="text">
      <style:text-properties fo:color="#38761d"/>
    </style:style>
    <style:style style:name="T10" style:family="text">
      <style:text-properties fo:color="#38761d" fo:font-size="7pt" fo:font-weight="bold" style:font-size-asian="7pt" style:font-weight-asian="bold" style:font-size-complex="7pt"/>
    </style:style>
    <style:style style:name="T11" style:family="text">
      <style:text-properties fo:color="#6aa84f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color="#6aa84f" fo:font-size="10pt" style:font-size-asian="10pt" style:font-size-complex="10pt"/>
    </style:style>
    <style:style style:name="T13" style:family="text">
      <style:text-properties fo:color="#6aa84f" fo:font-size="10.5pt" style:text-underline-style="solid" style:text-underline-width="auto" style:text-underline-color="font-color" style:font-size-asian="10.5pt" style:font-size-complex="10.5pt"/>
    </style:style>
    <style:style style:name="T14" style:family="text">
      <style:text-properties fo:color="#6aa84f" fo:font-size="10.5pt" style:font-size-asian="10.5pt" style:font-size-complex="10.5pt"/>
    </style:style>
    <style:style style:name="T15" style:family="text">
      <style:text-properties fo:color="#1c75bb" style:text-underline-style="none"/>
    </style:style>
    <style:style style:name="T16" style:family="text">
      <style:text-properties fo:color="#1c75bb" fo:font-weight="bold" style:font-weight-asian="bold"/>
    </style:style>
    <style:style style:name="T17" style:family="text">
      <style:text-properties fo:color="#1c75bb" fo:font-size="10.5pt" style:font-size-asian="10.5pt" style:font-size-complex="10.5pt"/>
    </style:style>
    <style:style style:name="T18" style:family="text">
      <style:text-properties fo:font-size="10.5pt" fo:font-weight="bold" style:font-size-asian="10.5pt" style:font-weight-asian="bold" style:font-size-complex="10.5pt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fo:font-size="10.5pt" fo:font-style="italic" style:font-size-asian="10.5pt" style:font-style-asian="italic" style:font-size-complex="10.5pt"/>
    </style:style>
    <style:style style:name="T21" style:family="text">
      <style:text-properties fo:font-size="10.5pt" fo:font-style="italic" fo:font-weight="bold" style:font-size-asian="10.5pt" style:font-style-asian="italic" style:font-weight-asian="bold" style:font-size-complex="10.5pt"/>
    </style:style>
    <style:style style:name="T22" style:family="text">
      <style:text-properties fo:font-style="italic" style:font-style-asian="italic"/>
    </style:style>
    <style:style style:name="T23" style:family="text">
      <style:text-properties style:font-name="Calibri" style:font-name-asian="Calibri1" style:font-name-complex="Calibri1"/>
    </style:style>
    <style:style style:name="T24" style:family="text">
      <style:text-properties style:text-underline-style="none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dp3t1d1inpel"/><text:span text:style-name="T1">Matthew Van Luxemborg</text:span></text:p>
      <text:p text:style-name="P1">Front End Web Developer</text:p>
      <text:p text:style-name="P2">(519) 588-7973<text:span text:style-name="T2"> </text:span><text:span text:style-name="T3">∙ </text:span><text:a xlink:type="simple" xlink:href="mailto:matttewvanluxemborg@gmail.com" text:style-name="ListLabel_20_2" text:visited-style-name="ListLabel_20_2"><text:span text:style-name="T11">mvamlux@gmail.com</text:span></text:a></text:p>
      <text:p text:style-name="P5"><text:span text:style-name="T3"><text:s/>∙ </text:span><text:a xlink:type="simple" xlink:href="https://linkedin.com/in/matthew-van-luxemborg-6489a5256" text:style-name="ListLabel_20_2" text:visited-style-name="ListLabel_20_2"><text:span text:style-name="T11">Linkedin</text:span></text:a><text:span text:style-name="T12"> </text:span><text:span text:style-name="T3">∙ </text:span><text:a xlink:type="simple" xlink:href="https://github.com/myboyblue519" text:style-name="ListLabel_20_2" text:visited-style-name="ListLabel_20_2"><text:span text:style-name="T11">GitHub</text:span></text:a><text:a xlink:type="simple" xlink:href="https://github.com/myboyblue519" text:style-name="ListLabel_20_3" text:visited-style-name="ListLabel_20_3"><text:span text:style-name="T3"> </text:span></text:a><text:span text:style-name="T3">∙ Kitchener, Ontario</text:span></text:p>
      <text:p text:style-name="P20"><text:bookmark text:name="_sqicibrajtpn"/></text:p>
      <text:p text:style-name="P22"><text:bookmark text:name="_xhsfnc7y1ja6"/><text:span text:style-name="T4">WEB DEVELOPER PROFILE</text:span></text:p>
      <text:p text:style-name="P6">Front end developer with too many years in manufacturing. Known for great team playing attitude, strong conflict resolution skills based on the ability to respect diversity. I am well versed in HTML, CSS and Javascript, with experience with Firebase and React. <text:s/>Diverted well over $250,000 annually by maintaining an efficient and productive operation and intend to bring this ethic into future roles in tech.</text:p>
      <text:p text:style-name="P3"/>
      <text:p text:style-name="P4"><text:span text:style-name="T8">RECENT PROJECTS</text:span></text:p>
      <text:p text:style-name="P4"><draw:rect text:anchor-type="as-char" style:rel-width="100%" draw:z-index="0" draw:style-name="gr1" draw:text-style-name="P25" svg:width="0.0012in" svg:height="0.0213in"><text:p/></draw:rect></text:p>
      <text:p text:style-name="P7"><text:span text:style-name="T18">Is the book better? </text:span><text:s/>(<text:span text:style-name="T22">Skills: React, Git/GitHub</text:span>) -<text:span text:style-name="T9"> </text:span><text:a xlink:type="simple" xlink:href="https://github.com/orgs/book-or-movie/repositories" text:style-name="ListLabel_20_4" text:visited-style-name="ListLabel_20_4"><text:span text:style-name="T13">GitHub</text:span></text:a><text:span text:style-name="T6"> <text:s text:c="5"/></text:span><text:a xlink:type="simple" xlink:href="https://capable-raindrop-1588ed.netlify.app/" text:style-name="ListLabel_20_4" text:visited-style-name="ListLabel_20_4"><text:span text:style-name="T13">LiveSite</text:span></text:a></text:p>
      <text:list xml:id="list938910603" text:style-name="WWNum1">
        <text:list-item>
          <text:p text:style-name="P16"><text:span text:style-name="T19">Worked in a group to build a functional and responsive site using React. <text:s/>Compared data from two APIs to render information relevant to user query.</text:span></text:p>
        </text:list-item>
      </text:list>
      <text:p text:style-name="P8"/>
      <text:p text:style-name="P7"><text:span text:style-name="T18">Under the Sea</text:span> (<text:span text:style-name="T22">Skills: HTML, CSS, JavaScript</text:span>) -<text:span text:style-name="T9"> </text:span><text:a xlink:type="simple" xlink:href="https://github.com/myboyblue519/Project-1" text:style-name="ListLabel_20_4" text:visited-style-name="ListLabel_20_4"><text:span text:style-name="T13">GitHub</text:span></text:a><text:span text:style-name="T6"> <text:s text:c="4"/></text:span><text:a xlink:type="simple" xlink:href="https://phenomenal-heliotrope-afe0ab.netlify.app/" text:style-name="ListLabel_20_4" text:visited-style-name="ListLabel_20_4"><text:span text:style-name="T13">LiveSite</text:span></text:a></text:p>
      <text:list xml:id="list135140287579455" text:continue-numbering="true" text:style-name="WWNum1">
        <text:list-item>
          <text:p text:style-name="P16"><text:span text:style-name="T19">Created a fully responsive, accessible website for an aquarium complete with interactive features based on a photoshop image.</text:span></text:p>
        </text:list-item>
      </text:list>
      <text:p text:style-name="P12"><text:span text:style-name="T18"><text:s/>The JavaScript Sommelier </text:span><text:span text:style-name="T19">(</text:span><text:span text:style-name="T20">Skills: Git/GitHub, JavaScript, CSS, HTML</text:span><text:span text:style-name="T19">)</text:span> - <text:a xlink:type="simple" xlink:href="https://github.com/Juno-group-proj-two/paul-matt-trist-proj-2" text:style-name="ListLabel_20_4" text:visited-style-name="ListLabel_20_4"><text:span text:style-name="T13">GitHub</text:span></text:a><text:span text:style-name="T6"> <text:s/></text:span><text:a xlink:type="simple" xlink:href="https://heartfelt-hotteok-718c6c.netlify.app/" text:style-name="ListLabel_20_4" text:visited-style-name="ListLabel_20_4"><text:span text:style-name="T13">LiveSite</text:span></text:a></text:p>
      <text:list xml:id="list135139921434316" text:continue-numbering="true" text:style-name="WWNum1">
        <text:list-item>
          <text:p text:style-name="P16"><text:span text:style-name="T19">Collaborated with a team to produce a fully functional website giving users the ability to find wine and food pairings which are to be accessed from an API search.</text:span></text:p>
        </text:list-item>
      </text:list>
      <text:p text:style-name="P18"/>
      <text:p text:style-name="P19"/>
      <text:p text:style-name="P21"><text:bookmark text:name="_p1alo5t7p9nm"/><text:span text:style-name="T4">EDUCATION <text:s/>&amp; TRAINING </text:span></text:p>
      <text:p text:style-name="P10"><text:span text:style-name="T21">Web development Immersive Bootcamp</text:span></text:p>
      <text:p text:style-name="P10"><text:span text:style-name="T19">Juno College,</text:span><text:span text:style-name="T18"> </text:span><text:span text:style-name="T19">Toronto, Ontario<text:tab/></text:span><text:span text:style-name="T14">2022</text:span></text:p>
      <text:p text:style-name="P14"/>
      <text:p text:style-name="P10"><text:span text:style-name="T21">JavaScript Course</text:span></text:p>
      <text:p text:style-name="P10"><text:span text:style-name="T19">Juno College,</text:span><text:span text:style-name="T18"> </text:span><text:span text:style-name="T19">Toronto, Ontario<text:tab/></text:span><text:span text:style-name="T14">2022</text:span></text:p>
      <text:p text:style-name="P9"><text:soft-page-break/></text:p>
      <text:p text:style-name="P10"><text:span text:style-name="T21">Web development course</text:span></text:p>
      <text:p text:style-name="P10"><text:span text:style-name="T19">Juno College,</text:span><text:span text:style-name="T18"> </text:span><text:span text:style-name="T19">Toronto, Ontario<text:tab/></text:span><text:span text:style-name="T14">2022</text:span></text:p>
      <text:p text:style-name="P9"/>
      <text:p text:style-name="P10"><text:span text:style-name="T21">Accounting Certificate</text:span></text:p>
      <text:p text:style-name="P13"><text:span text:style-name="T19">Algonquin College, </text:span><text:span text:style-name="T20">Ottawa, Ontario</text:span><text:span text:style-name="T19"><text:tab/></text:span><text:span text:style-name="T14">2011</text:span></text:p>
      <text:p text:style-name="P19"/>
      <text:p text:style-name="P10"><text:span text:style-name="T21">Bookkeeping Certificate</text:span></text:p>
      <text:p text:style-name="P13"><text:span text:style-name="T19">Algonquin College,</text:span><text:span text:style-name="T18"> </text:span><text:span text:style-name="T20">Ottawa, Ontario</text:span><text:span text:style-name="T19"><text:tab/></text:span><text:span text:style-name="T14">2009</text:span></text:p>
      <text:p text:style-name="P19"/>
      <text:p text:style-name="P23"><text:bookmark text:name="_qdgcsgcrwjc7"/><text:span text:style-name="T4">WORK EXPERIENCE</text:span></text:p>
      <text:p text:style-name="P11"><text:span text:style-name="T21">Stearate Mixer/Inspector</text:span></text:p>
      <text:p text:style-name="P13"><text:span text:style-name="T19">Saint Gobain Abrasives , Plattsville, Ontario</text:span><text:span text:style-name="T20"><text:tab/></text:span><text:span text:style-name="T17"> </text:span><text:span text:style-name="T6">2017 – present</text:span></text:p>
      <text:list xml:id="list135141102974215" text:continue-numbering="true" text:style-name="WWNum1">
        <text:list-item>
          <text:p text:style-name="P17"><text:span text:style-name="T19">Followed specifications to make mix and adjust accordingly</text:span></text:p>
        </text:list-item>
        <text:list-item>
          <text:p text:style-name="P17"><text:span text:style-name="T19">Work as a team with management and coworkers to reach production goals</text:span></text:p>
        </text:list-item>
        <text:list-item>
          <text:p text:style-name="P17">Maintained quality standards by continuously monitoring the product and making adjustments</text:p>
        </text:list-item>
        <text:list-item>
          <text:p text:style-name="P17">With effective operation was able to divert well over $250,000 from being scrapped annually</text:p>
        </text:list-item>
      </text:list>
      <text:p text:style-name="P15"/>
      <text:p text:style-name="P13"><text:span text:style-name="T18">CNC Machine Operator</text:span></text:p>
      <text:p text:style-name="P13"><text:span text:style-name="T19">Wescast,</text:span><text:span text:style-name="T18"> </text:span><text:span text:style-name="T19">Stratford, Ontario</text:span><text:span text:style-name="T20"> <text:tab/></text:span><text:span text:style-name="T17"> </text:span><text:span text:style-name="T6">2010 – 2016</text:span></text:p>
      <text:list xml:id="list135140657152635" text:continue-numbering="true" text:style-name="WWNum1">
        <text:list-item>
          <text:p text:style-name="P17"><text:span text:style-name="T19">Made adjustments to user interface to optimize machine performance and meet quality specifications</text:span></text:p>
        </text:list-item>
        <text:list-item>
          <text:p text:style-name="P17"><text:span text:style-name="T19">Was able to maintain a low defect ratio and operate efficiently by verifying specifications continuously </text:span></text:p>
        </text:list-item>
        <text:list-item>
          <text:p text:style-name="P17"><text:span text:style-name="T19">Maintained a clean and efficient work environment by adhering to 5S standard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0693in" fo:margin-right="0in" fo:margin-top="0.0917in" fo:margin-bottom="0in" loext:contextual-spacing="false" fo:line-height="108%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0693in" fo:margin-right="0in" fo:margin-top="0.072in" fo:margin-bottom="0in" loext:contextual-spacing="false" fo:line-height="100%" fo:text-indent="0in" style:auto-text-indent="false"/>
      <style:text-properties fo:font-size="10.5pt" fo:font-weight="bold" style:font-size-asian="10.5pt" style:font-weight-asian="bold" style:font-size-complex="10.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1.5209in" fo:margin-right="1.4807in" fo:margin-top="0.0173in" fo:margin-bottom="0in" loext:contextual-spacing="false" fo:line-height="135%" fo:text-align="center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.5pt" style:font-name-asian="Noto Sans Symbols1" style:font-family-asian="'Noto Sans Symbols'" style:font-family-generic-asian="system" style:font-pitch-asian="variable" style:font-size-asian="10.5pt" style:font-name-complex="Noto Sans Symbols1" style:font-family-complex="'Noto Sans Symbols'" style:font-family-generic-complex="system" style:font-pitch-complex="variable" style:font-size-complex="10.5pt"/>
    </style:style>
    <style:style style:name="ListLabel_20_2" style:display-name="ListLabel 2" style:family="text">
      <style:text-properties fo:color="#6aa84f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color="#38761d" fo:font-size="10pt" style:font-size-asian="10pt" style:font-size-complex="10pt"/>
    </style:style>
    <style:style style:name="ListLabel_20_4" style:display-name="ListLabel 4" style:family="text">
      <style:text-properties fo:color="#6aa84f" fo:font-size="10.5pt" style:text-underline-style="solid" style:text-underline-width="auto" style:text-underline-color="font-color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08in" fo:margin-left="0.3193in"/>
        </style:list-level-properties>
        <style:text-properties style:font-name="Noto Sans Symbols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08in" fo:margin-left="1.0457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08in" fo:margin-left="1.7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08in" fo:margin-left="2.4984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08in" fo:margin-left="3.2252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08in" fo:margin-left="3.951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08in" fo:margin-left="4.678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08in" fo:margin-left="5.404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08in" fo:margin-left="6.130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1945in" fo:margin-left="0.4374in" fo:margin-right="0.3165in" style:writing-mode="lr-tb" style:layout-grid-color="#c0c0c0" style:layout-grid-lines="2681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346" meta:character-count="2308" meta:non-whitespace-character-count="1985"/>
    <meta:generator>LibreOfficeDev/6.0.5.2$Linux_X86_64 LibreOffice_project/</meta:generator>
  </office:meta>
</office:document-meta>
</file>